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onsumerEndpoint.onMessage( Message messag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createServerSessionMessageListenerContain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sConsumerEndpoint.setListenerType( String listen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isPubSubNo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JmsConsumer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deactiv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ConsumerEndpoint.setDestination( Destination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ServerSessionFactory( ServerSessionFactory serverSess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ClientId( String cli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createListenerContainer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msConsumerEndpoint.ge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getCache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RecoveryInterval( long recovery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getCli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ge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getServerSess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getExceptio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CacheLevel( int cache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getMaxMessagesPer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getReceive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DurableSubscriptionName( String durableSubscrip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ExceptionListener( ExceptionListener excep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getSessionAcknowledg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ReceiveTimeout( long receive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PubSubNoLocal( boolean pubSubNo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getConcurrentConsum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JmsConsumerEndpoint( ServiceUnit serviceUnit ,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ConsumerEndpoint.createDefaultMessageListenerContain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msConsumerEndpoint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valida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msConsumerEndpoint.setDestinationName( String 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ConcurrentConsumers( int concurrentConsum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SessionAcknowledgeMode( int sessionAcknowledg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getListen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getTransa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JmsConsumerEndpoint( DefaultComponent component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getRecovery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MaxMessagesPerTask( int maxMessagesPer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SubscriptionDurable( boolean subscriptionDur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isSubscriptionDu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Transacted( String transa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createSimpleMessageListenerContain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ConsumerEndpoint.getDurableSubscrip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etMessageSelector( String message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sumerEndpoint.getMessage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